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64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2.8125in"/>
    </style:style>
    <style:style style:name="Table1.E" style:family="table-column">
      <style:table-column-properties style:column-width="1.48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Noto Sans" fo:font-size="11pt" officeooo:rsid="000e07af" officeooo:paragraph-rsid="000e07af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Noto San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0fcff6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1pt" officeooo:rsid="000fcff6" officeooo:paragraph-rsid="004c8518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1pt" officeooo:rsid="001cd0b2" officeooo:paragraph-rsid="001cd0b2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1pt" officeooo:rsid="0037323b" officeooo:paragraph-rsid="0037323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1pt" officeooo:rsid="003f5133" officeooo:paragraph-rsid="004c8518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Noto Sans" fo:font-size="11pt" officeooo:rsid="004af940" officeooo:paragraph-rsid="004af940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c8518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Noto Sans" fo:font-size="11pt" officeooo:rsid="004c8518" officeooo:paragraph-rsid="004d99d2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3252fa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12157f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4d99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Noto Sans" fo:font-size="11pt" officeooo:rsid="003adcdc" officeooo:paragraph-rsid="004d99d2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Noto Sans" fo:font-size="11pt" officeooo:rsid="00510264" officeooo:paragraph-rsid="00510264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4dc9d5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4dc9d5" officeooo:paragraph-rsid="0053f510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4d1093" officeooo:paragraph-rsid="0053f51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518af3" officeooo:paragraph-rsid="0053f510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55928b" officeooo:paragraph-rsid="0055928b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55bc70" officeooo:paragraph-rsid="0055bc70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567b67" officeooo:paragraph-rsid="00567b67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59a400" officeooo:paragraph-rsid="0059a400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officeooo:rsid="005c197a" officeooo:paragraph-rsid="005c197a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3debc6" officeooo:paragraph-rsid="003debc6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3bffa" officeooo:paragraph-rsid="0043bffa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c8518" officeooo:paragraph-rsid="004c851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10264" officeooo:paragraph-rsid="00510264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4dc9d5" officeooo:paragraph-rsid="0053f510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c197a" officeooo:paragraph-rsid="005c197a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3debc6" officeooo:paragraph-rsid="003debc6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524419" officeooo:paragraph-rsid="00524419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4d1093" officeooo:paragraph-rsid="0053f510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Noto Sans" fo:font-size="11pt" fo:font-weight="normal" officeooo:rsid="00568cb6" officeooo:paragraph-rsid="0053f510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officeooo:rsid="00567b67" officeooo:paragraph-rsid="00567b67"/>
    </style:style>
    <style:style style:name="P36" style:family="paragraph" style:parent-style-name="Table_20_Heading">
      <style:text-properties style:font-name="Noto Sans" fo:font-size="11pt" officeooo:rsid="000e07af" officeooo:paragraph-rsid="000e07af" style:font-size-asian="11pt" style:font-size-complex="11pt"/>
    </style:style>
    <style:style style:name="P37" style:family="paragraph" style:parent-style-name="Table_20_Heading">
      <style:text-properties style:font-name="Noto Sans" fo:font-size="11pt" officeooo:rsid="0053f510" officeooo:paragraph-rsid="0053f510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1pt" fo:font-weight="bold" officeooo:rsid="000e07af" officeooo:paragraph-rsid="000e07af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Noto Sans" fo:font-size="13pt" fo:font-weight="bold" officeooo:rsid="000e07af" officeooo:paragraph-rsid="000e07af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Noto Sans" fo:font-size="2pt" fo:font-weight="bold" officeooo:rsid="000e07af" officeooo:paragraph-rsid="000e07af" style:font-size-asian="1.75pt" style:font-weight-asian="bold" style:font-size-complex="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10264" officeooo:paragraph-rsid="00510264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24419" officeooo:paragraph-rsid="00524419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Noto Sans" fo:font-size="11pt" fo:font-weight="bold" officeooo:rsid="005d5a35" officeooo:paragraph-rsid="005d5a35" style:font-size-asian="11pt" style:font-weight-asian="bold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Noto Sans" fo:font-size="11pt" officeooo:rsid="005d5a35" officeooo:paragraph-rsid="005d5a35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Noto Sans" fo:font-size="11pt" officeooo:rsid="0012157f" officeooo:paragraph-rsid="005e495a" style:font-size-asian="11pt" style:font-size-complex="11pt"/>
    </style:style>
    <style:style style:name="T1" style:family="text">
      <style:text-properties officeooo:rsid="0012157f"/>
    </style:style>
    <style:style style:name="T2" style:family="text">
      <style:text-properties fo:font-weight="normal" officeooo:rsid="0013f7e4" style:font-weight-asian="normal" style:font-weight-complex="normal"/>
    </style:style>
    <style:style style:name="T3" style:family="text">
      <style:text-properties officeooo:rsid="003252fa"/>
    </style:style>
    <style:style style:name="T4" style:family="text">
      <style:text-properties officeooo:rsid="003c5d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f5133"/>
    </style:style>
    <style:style style:name="T7" style:family="text">
      <style:text-properties officeooo:rsid="003f97c1"/>
    </style:style>
    <style:style style:name="T8" style:family="text">
      <style:text-properties officeooo:rsid="0043bffa"/>
    </style:style>
    <style:style style:name="T9" style:family="text">
      <style:text-properties officeooo:rsid="004d99d2"/>
    </style:style>
    <style:style style:name="T10" style:family="text">
      <style:text-properties officeooo:rsid="004fb5f5"/>
    </style:style>
    <style:style style:name="T11" style:family="text">
      <style:text-properties officeooo:rsid="00555a19"/>
    </style:style>
    <style:style style:name="T12" style:family="text">
      <style:text-properties style:font-name="Noto Sans" fo:font-size="11pt" style:font-size-asian="11pt" style:font-size-complex="11pt"/>
    </style:style>
    <style:style style:name="T13" style:family="text">
      <style:text-properties style:font-name="Noto Sans" fo:font-size="11pt" officeooo:rsid="00567b67" style:font-size-asian="11pt" style:font-size-complex="11pt"/>
    </style:style>
    <style:style style:name="T14" style:family="text">
      <style:text-properties officeooo:rsid="0055928b"/>
    </style:style>
    <style:style style:name="T15" style:family="text">
      <style:text-properties officeooo:rsid="00568cb6"/>
    </style:style>
    <style:style style:name="T16" style:family="text">
      <style:text-properties officeooo:rsid="0055bc70"/>
    </style:style>
    <style:style style:name="T17" style:family="text">
      <style:text-properties officeooo:rsid="0059552f"/>
    </style:style>
    <style:style style:name="T18" style:family="text">
      <style:text-properties officeooo:rsid="0059a400"/>
    </style:style>
    <style:style style:name="T19" style:family="text">
      <style:text-properties officeooo:rsid="0059d2c0"/>
    </style:style>
    <style:style style:name="T20" style:family="text">
      <style:text-properties officeooo:rsid="005b80cf"/>
    </style:style>
    <style:style style:name="T21" style:family="text">
      <style:text-properties officeooo:rsid="005c197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0">Spring 2020</text:span> – STAT 201-0<text:span text:style-name="T20">1</text:span> Schedule</text:p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6">Week</text:p>
            </table:table-cell>
            <table:table-cell table:style-name="Table1.A1" office:value-type="string">
              <text:p text:style-name="P36">Date</text:p>
            </table:table-cell>
            <table:table-cell table:style-name="Table1.A1" office:value-type="string">
              <text:p text:style-name="P37">Sections</text:p>
            </table:table-cell>
            <table:table-cell table:style-name="Table1.A1" office:value-type="string">
              <text:p text:style-name="P36">Topics</text:p>
            </table:table-cell>
            <table:table-cell table:style-name="Table1.E1" office:value-type="string">
              <text:p text:style-name="P36">Due <text:span text:style-name="T1">before class</text:span></text:p>
            </table:table-cell>
          </table:table-row>
        </table:table-header-rows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24">1/13</text:p>
          </table:table-cell>
          <table:table-cell table:style-name="Table1.A2" office:value-type="string">
            <text:p text:style-name="P21">1.1, 1.2</text:p>
          </table:table-cell>
          <table:table-cell table:style-name="Table1.A2" office:value-type="string">
            <text:p text:style-name="P18"><text:span text:style-name="T10">Introduction to </text:span>Statistics and <text:span text:style-name="T10">D</text:span>ata</text:p>
            <text:p text:style-name="P17">Intro to <text:span text:style-name="T17">MyStatLab and StatCrunch</text:span>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4">1/20</text:p>
          </table:table-cell>
          <table:table-cell table:style-name="Table1.A2" office:value-type="string">
            <text:p text:style-name="P28">No class</text:p>
          </table:table-cell>
          <table:table-cell table:style-name="Table1.A2" office:value-type="string">
            <text:p text:style-name="P30">Martin Luther King Jr Day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24">1/27</text:p>
          </table:table-cell>
          <table:table-cell table:style-name="Table1.A2" office:value-type="string">
            <text:p text:style-name="P8">4.1, <text:span text:style-name="T16">4.2</text:span></text:p>
          </table:table-cell>
          <table:table-cell table:style-name="Table1.A2" office:value-type="string">
            <text:p text:style-name="P19">Introduction to <text:span text:style-name="T11">P</text:span>robability</text:p>
          </table:table-cell>
          <table:table-cell table:style-name="Table1.E2" office:value-type="string">
            <text:p text:style-name="P4">H<text:span text:style-name="T3">W</text:span> 1</text:p>
          </table:table-cell>
        </table:table-row>
        <table:table-row>
          <table:table-cell table:style-name="Table1.A2" office:value-type="string">
            <text:p text:style-name="P9">3</text:p>
          </table:table-cell>
          <table:table-cell table:style-name="Table1.A2" office:value-type="string">
            <text:p text:style-name="P24">2/3</text:p>
          </table:table-cell>
          <table:table-cell table:style-name="Table1.A2" office:value-type="string">
            <text:p text:style-name="P32">4.3, <text:span text:style-name="T16">1.3</text:span></text:p>
          </table:table-cell>
          <table:table-cell table:style-name="Table1.A2" office:value-type="string">
            <text:p text:style-name="P33"><text:span text:style-name="T11">More P</text:span>robability, <text:span text:style-name="T11">Sampling methods and Types of Studies</text:span></text:p>
          </table:table-cell>
          <table:table-cell table:style-name="Table1.E2" office:value-type="string">
            <text:p text:style-name="P10">H<text:span text:style-name="T9">W 2 </text:span>/ Quiz 1</text:p>
          </table:table-cell>
        </table:table-row>
        <table:table-row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24">2/10</text:p>
          </table:table-cell>
          <table:table-cell table:style-name="Table1.A2" office:value-type="string">
            <text:p text:style-name="P22">2.1-2.<text:span text:style-name="T19">3</text:span>, 3.1, 3.2</text:p>
          </table:table-cell>
          <table:table-cell table:style-name="Table1.A2" office:value-type="string">
            <text:p text:style-name="P18">Examining <text:span text:style-name="T11">and Summarizing Data</text:span></text:p>
          </table:table-cell>
          <table:table-cell table:style-name="Table1.E2" office:value-type="string">
            <text:p text:style-name="P14">HW <text:span text:style-name="T9">3</text:span> / Quiz <text:span text:style-name="T9">2</text:span></text:p>
          </table:table-cell>
        </table:table-row>
        <table:table-row>
          <table:table-cell table:style-name="Table1.A2" office:value-type="string">
            <text:p text:style-name="P9">5</text:p>
          </table:table-cell>
          <table:table-cell table:style-name="Table1.A2" office:value-type="string">
            <text:p text:style-name="P24">2/17</text:p>
          </table:table-cell>
          <table:table-cell table:style-name="Table1.A2" office:value-type="string">
            <text:p text:style-name="P22">3.3, 5.1</text:p>
          </table:table-cell>
          <table:table-cell table:style-name="Table1.A2" office:value-type="string">
            <text:p text:style-name="P17">Random <text:span text:style-name="T14">V</text:span>ariables, <text:span text:style-name="T15">Distributions and Measures of Relative Standing</text:span></text:p>
          </table:table-cell>
          <table:table-cell table:style-name="Table1.E2" office:value-type="string">
            <text:p text:style-name="P13">H<text:span text:style-name="T3">W</text:span> <text:span text:style-name="T9">4 / </text:span>Quiz <text:span text:style-name="T9">3</text:span></text:p>
          </table:table-cell>
        </table:table-row>
        <table:table-row>
          <table:table-cell table:style-name="Table1.A2" office:value-type="string">
            <text:p text:style-name="P6">6</text:p>
          </table:table-cell>
          <table:table-cell table:style-name="Table1.A2" office:value-type="string">
            <text:p text:style-name="P15"><text:span text:style-name="T21">2/2</text:span>4</text:p>
          </table:table-cell>
          <table:table-cell table:style-name="Table1.A2" office:value-type="string">
            <text:p text:style-name="P22">5.2, 6.1, 6.2</text:p>
          </table:table-cell>
          <table:table-cell table:style-name="Table1.A2" office:value-type="string">
            <text:p text:style-name="P20">Normal and Binomials Distributions</text:p>
          </table:table-cell>
          <table:table-cell table:style-name="Table1.E2" office:value-type="string">
            <text:p text:style-name="P13">H<text:span text:style-name="T3">W</text:span> <text:span text:style-name="T4">5 / </text:span>Quiz <text:span text:style-name="T9">4</text:span></text:p>
          </table:table-cell>
        </table:table-row>
        <table:table-row>
          <table:table-cell table:style-name="Table1.A2" office:value-type="string">
            <text:p text:style-name="P6">7</text:p>
          </table:table-cell>
          <table:table-cell table:style-name="Table1.A2" office:value-type="string">
            <text:p text:style-name="P24">3/2</text:p>
          </table:table-cell>
          <table:table-cell table:style-name="Table1.A2" office:value-type="string">
            <text:p text:style-name="P22">6.3, 6.4, 7.1, 7.2</text:p>
          </table:table-cell>
          <table:table-cell table:style-name="Table1.A2" office:value-type="string">
            <text:p text:style-name="P34">Central Limit Theorem and Confidence Intervals</text:p>
            <text:p text:style-name="P29">Midterm <text:span text:style-name="T15">Review</text:span></text:p>
          </table:table-cell>
          <table:table-cell table:style-name="Table1.E2" office:value-type="string">
            <text:p text:style-name="P11">H<text:span text:style-name="T3">W 6 / </text:span>Quiz <text:span text:style-name="T8">5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3/9</text:p>
          </table:table-cell>
          <table:table-cell table:style-name="Table1.A2" office:value-type="string">
            <text:p text:style-name="P30">No class</text:p>
          </table:table-cell>
          <table:table-cell table:style-name="Table1.A2" office:value-type="string">
            <text:p text:style-name="P30">Spring Break</text:p>
          </table:table-cell>
          <table:table-cell table:style-name="Table1.E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4">3/16</text:p>
          </table:table-cell>
          <table:table-cell table:style-name="Table1.A2" office:value-type="string">
            <text:p text:style-name="P25">No class</text:p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31">Quiz 6</text:p>
            <text:p text:style-name="P12"><text:span text:style-name="T5">Midterm </text:span><text:span text:style-name="T2">(Ch 1- 6)</text:span></text:p>
          </table:table-cell>
        </table:table-row>
        <table:table-row>
          <table:table-cell table:style-name="Table1.A2" office:value-type="string">
            <text:p text:style-name="P23">8</text:p>
          </table:table-cell>
          <table:table-cell table:style-name="Table1.A2" office:value-type="string">
            <text:p text:style-name="P24">3/23</text:p>
          </table:table-cell>
          <table:table-cell table:style-name="Table1.A2" office:value-type="string">
            <text:p text:style-name="P22">7.1, 7.2, 8.1</text:p>
          </table:table-cell>
          <table:table-cell table:style-name="Table1.A2" office:value-type="string">
            <text:p text:style-name="P17">Hypothesis testing</text:p>
            <text:p text:style-name="P17">Sample size/power calculations</text:p>
          </table:table-cell>
          <table:table-cell table:style-name="Table1.E2" office:value-type="string">
            <text:p text:style-name="P11">H<text:span text:style-name="T3">W</text:span> 7</text:p>
          </table:table-cell>
        </table:table-row>
        <table:table-row>
          <table:table-cell table:style-name="Table1.A2" office:value-type="string">
            <text:p text:style-name="P23">9</text:p>
          </table:table-cell>
          <table:table-cell table:style-name="Table1.A2" office:value-type="string">
            <text:p text:style-name="P24">3/30</text:p>
          </table:table-cell>
          <table:table-cell table:style-name="Table1.A2" office:value-type="string">
            <text:p text:style-name="P22">8.3, 9.2, 9.3</text:p>
          </table:table-cell>
          <table:table-cell table:style-name="Table1.A2" office:value-type="string">
            <text:p text:style-name="P16">Inference for numeric data</text:p>
          </table:table-cell>
          <table:table-cell table:style-name="Table1.E2" office:value-type="string">
            <text:p text:style-name="P11">H<text:span text:style-name="T3">W</text:span> 8 / Quiz <text:span text:style-name="T6">7</text:span></text:p>
          </table:table-cell>
        </table:table-row>
        <table:table-row>
          <table:table-cell table:style-name="Table1.A2" office:value-type="string">
            <text:p text:style-name="P3">1<text:span text:style-name="T18">0</text:span></text:p>
          </table:table-cell>
          <table:table-cell table:style-name="Table1.A2" office:value-type="string">
            <text:p text:style-name="P24">4/6</text:p>
          </table:table-cell>
          <table:table-cell table:style-name="Table1.A2" office:value-type="string">
            <text:p text:style-name="P35"><text:span text:style-name="T13">8.</text:span><text:span text:style-name="T12">2, 9.1, 11.1, 11.2</text:span></text:p>
          </table:table-cell>
          <table:table-cell table:style-name="Table1.A2" office:value-type="string">
            <text:p text:style-name="P17">Inference for categorical data</text:p>
          </table:table-cell>
          <table:table-cell table:style-name="Table1.E2" office:value-type="string">
            <text:p text:style-name="P11">H<text:span text:style-name="T3">W</text:span> 9 / Quiz <text:span text:style-name="T6">8</text:span></text:p>
          </table:table-cell>
        </table:table-row>
        <table:table-row>
          <table:table-cell table:style-name="Table1.A2" office:value-type="string">
            <text:p text:style-name="P3">1<text:span text:style-name="T18">1</text:span></text:p>
          </table:table-cell>
          <table:table-cell table:style-name="Table1.A2" office:value-type="string">
            <text:p text:style-name="P24">4/13</text:p>
          </table:table-cell>
          <table:table-cell table:style-name="Table1.A2" office:value-type="string">
            <text:p text:style-name="P22">10.1, 10.2</text:p>
          </table:table-cell>
          <table:table-cell table:style-name="Table1.A2" office:value-type="string">
            <text:p text:style-name="P17">Regression</text:p>
          </table:table-cell>
          <table:table-cell table:style-name="Table1.E2" office:value-type="string">
            <text:p text:style-name="P11">H<text:span text:style-name="T3">W</text:span> 10 / Quiz <text:span text:style-name="T6">9</text:span></text:p>
          </table:table-cell>
        </table:table-row>
        <table:table-row>
          <table:table-cell table:style-name="Table1.A2" office:value-type="string">
            <text:p text:style-name="P44">12</text:p>
          </table:table-cell>
          <table:table-cell table:style-name="Table1.A2" office:value-type="string">
            <text:p text:style-name="P24">4/20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3">Catch-up day</text:p>
            <text:p text:style-name="P43">Extra topics (TBD)</text:p>
          </table:table-cell>
          <table:table-cell table:style-name="Table1.E2" office:value-type="string">
            <text:p text:style-name="P15">HW 11 / Quiz 10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4">4/27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2">Extra-credit Presentations</text:p>
            <text:p text:style-name="P28">Final Review</text:p>
          </table:table-cell>
          <table:table-cell table:style-name="Table1.E2" office:value-type="string">
            <text:p text:style-name="P45">Quiz <text:span text:style-name="T6">11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24">5/4</text:p>
          </table:table-cell>
          <table:table-cell table:style-name="Table1.A2" office:value-type="string">
            <text:p text:style-name="P27">No Class</text:p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7"><text:span text:style-name="T5">Final </text:span>(Ch 1-11<text:span text:style-name="T7">)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yne</meta:initial-creator>
    <meta:creation-date>2017-04-12T17:15:25.881970950</meta:creation-date>
    <dc:date>2020-01-05T16:56:58.388990025</dc:date>
    <meta:editing-duration>P12DT2H6M10S</meta:editing-duration>
    <meta:editing-cycles>35</meta:editing-cycles>
    <meta:generator>LibreOffice/5.1.6.2$Linux_X86_64 LibreOffice_project/10m0$Build-2</meta:generator>
    <meta:document-statistic meta:table-count="1" meta:image-count="0" meta:object-count="0" meta:page-count="1" meta:paragraph-count="85" meta:word-count="214" meta:character-count="1049" meta:non-whitespace-character-count="919"/>
  </office:meta>
</office:document-meta>
</file>